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83659571" text:style-name="L1">
        <text:list-item>
          <text:p text:style-name="P1">grep is a search application for patterns in documents</text:p>
          <text:list>
            <text:list-item>
              <text:p text:style-name="P1">pipe displays what can fit on the screen and then allows you to go to the next screen, redirection saves a new file that is separated into lines that can be viewed separately.</text:p>
            </text:list-item>
            <text:list-item>
              <text:p text:style-name="P1">Plane text is wonderful because it dose not require more hidden code to read and therefore is the most back compatible file format. Also because it does not need excess code to run, it is also the most efficient. </text:p>
            </text:list-item>
            <text:list-item>
              <text:p text:style-name="P1">You can't</text:p>
            </text:list-item>
          </text:list>
        </text:list-item>
        <text:list-item>
          <text:p text:style-name="P1"><text:s/></text:p>
          <text:list>
            <text:list-item>
              <text:p text:style-name="P1">It computes the answer but stores it nowhere nor does it print and therefore it is lost.</text:p>
            </text:list-item>
            <text:list-item>
              <text:p text:style-name="P1">1.5707963267948966, and 0</text:p>
            </text:list-item>
            <text:list-item>
              <text:p text:style-name="P1">104.7197551 units^3, $945.45, 7:30:6</text:p>
            </text:list-item>
          </text:list>
        </text:list-item>
        <text:list-item>
          <text:p text:style-name="P1">Read but no upload because I really didn't have time to “add another creepy part.”</text:p>
        </text:list-item>
        <text:list-item>
          <text:p text:style-name="P1"><text:s/></text:p>
          <text:list>
            <text:list-item>
              <text:p text:style-name="P1">an untracked file is one that is not version tracked by git</text:p>
            </text:list-item>
            <text:list-item>
              <text:p text:style-name="P1">because they are not necessary to reproduce the result of the file</text:p>
            </text:list-item>
            <text:list-item>
              <text:p text:style-name="P1">a remote is a repository on an on line server</text:p>
            </text:list-item>
          </text:list>
        </text:list-item>
        <text:list-item>
          <text:p text:style-name="P1">umm</text:p>
        </text:list-item>
        <text:list-item>
          <text:p text:style-name="P1"><text:s/></text:p>
          <text:list>
            <text:list-item>
              <text:p text:style-name="P1">fruitful has a value output, void does not</text:p>
            </text:list-item>
            <text:list-item>
              <text:p text:style-name="P1">more efficient code</text:p>
            </text:list-item>
            <text:list-item>
              <text:p text:style-name="P1">import &lt;directory.file&gt;, from &lt;directory&gt; import &lt;file&g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20:25:01</meta:creation-date>
    <dc:date>2014-02-02T18:12:41</dc:date>
    <meta:editing-duration>PT32M5S</meta:editing-duration>
    <meta:editing-cycles>2</meta:editing-cycles>
    <meta:generator>LibreOffice/3.5$Linux_X86_64 LibreOffice_project/350m1$Build-2</meta:generator>
    <meta:document-statistic meta:table-count="0" meta:image-count="0" meta:object-count="0" meta:page-count="1" meta:paragraph-count="18" meta:word-count="192" meta:character-count="1010" meta:non-whitespace-character-count="847"/>
  </office:meta>
</office:document-meta>
</file>